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7.27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6" table:default-cell-style-name="Default"/>
        <table:table-column table:style-name="co2" table:visibility="collapse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6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6" office:value-type="percentage" office:value="0.1" calcext:value-type="percentage">
            <text:p>10,00%</text:p>
          </table:table-cell>
        </table:table-row>
        <table:table-row table:style-name="ro2">
          <table:table-cell table:style-name="ce5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number-columns-repeated="6"/>
          <table:table-cell table:formula="of:=['Testreihe H'.$A12]" office:value-type="float" office:value="0.895545120039835" calcext:value-type="float">
            <text:p>0,89554512</text:p>
          </table:table-cell>
          <table:table-cell table:formula="of:=['Testreihe I'.$A12]" office:value-type="float" office:value="1.04842980270811" calcext:value-type="float">
            <text:p>1,0484298027</text:p>
          </table:table-cell>
          <table:table-cell table:formula="of:=['Testreihe J'.$A12]" office:value-type="float" office:value="0.664680780761379" calcext:value-type="float">
            <text:p>0,6646807808</text:p>
          </table:table-cell>
          <table:table-cell table:formula="of:=['Testreihe K'.$A12]" office:value-type="float" office:value="0.980619542734735" calcext:value-type="float">
            <text:p>0,9806195427</text:p>
          </table:table-cell>
          <table:table-cell table:formula="of:=['Testreihe L'.$A12]" office:value-type="float" office:value="0.315433210920247" calcext:value-type="float">
            <text:p>0,3154332109</text:p>
          </table:table-cell>
          <table:table-cell table:formula="of:=['Testreihe M'.$A12]" office:value-type="float" office:value="0.949853339051704" calcext:value-type="float">
            <text:p>0,9498533391</text:p>
          </table:table-cell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number-columns-repeated="6"/>
          <table:table-cell table:formula="of:=['Testreihe H'.$B12]" office:value-type="float" office:value="192.8" calcext:value-type="float">
            <text:p>192,8</text:p>
          </table:table-cell>
          <table:table-cell table:formula="of:=['Testreihe I'.$B12]" office:value-type="float" office:value="153.8" calcext:value-type="float">
            <text:p>153,8</text:p>
          </table:table-cell>
          <table:table-cell table:formula="of:=['Testreihe J'.$B12]" office:value-type="float" office:value="637.6" calcext:value-type="float">
            <text:p>637,6</text:p>
          </table:table-cell>
          <table:table-cell table:formula="of:=['Testreihe K'.$B12]" office:value-type="float" office:value="923.8" calcext:value-type="float">
            <text:p>923,8</text:p>
          </table:table-cell>
          <table:table-cell table:formula="of:=['Testreihe L'.$B12]" office:value-type="float" office:value="228.5" calcext:value-type="float">
            <text:p>228,5</text:p>
          </table:table-cell>
          <table:table-cell table:formula="of:=['Testreihe M'.$B12]" office:value-type="float" office:value="171.8" calcext:value-type="float">
            <text:p>171,8</text:p>
          </table:table-cell>
        </table:table-row>
      </table:table>
      <table:table table:name="Testreihe H" table:style-name="ta1">
        <table:table-column table:style-name="co3" table:default-cell-style-name="ce4"/>
        <table:table-column table:style-name="co4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44863206634" calcext:value-type="float">
            <text:p>1,013448632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01740624146493" calcext:value-type="float">
            <text:p>1,017406241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02592618608576" calcext:value-type="float">
            <text:p>1,025926186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01027187044074" calcext:value-type="float">
            <text:p>1,010271870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" office:value-type="float" office:value="0.651071220492608" calcext:value-type="float">
            <text:p>0,65107122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968693847943308" calcext:value-type="float">
            <text:p>0,968693847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02040846604035" calcext:value-type="float">
            <text:p>1,020408466</text:p>
          </table:table-cell>
          <table:table-cell table:style-name="ce3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1704482214647" calcext:value-type="float">
            <text:p>1,01704482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02275761662736" calcext:value-type="float">
            <text:p>1,022757616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208422297090483" calcext:value-type="float">
            <text:p>0,2084222971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895545120039835" calcext:value-type="float">
            <text:p>0,89554512</text:p>
          </table:table-cell>
          <table:table-cell table:style-name="ce3" table:formula="of:=SUM([.B2:.B11])/COUNT([.B2:.B11])" office:value-type="float" office:value="192.8" calcext:value-type="float">
            <text:p>192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I" table:style-name="ta1">
        <table:table-column table:style-name="co2" table:default-cell-style-name="ce8"/>
        <table:table-column table:style-name="co4" table:default-cell-style-name="ce8"/>
        <table:table-column table:style-name="co2" table:default-cell-style-name="Default"/>
        <table:table-row table:style-name="ro1">
          <table:table-cell table:style-name="ce7" office:value-type="string" calcext:value-type="string">
            <text:p>Fitness</text:p>
          </table:table-cell>
          <table:table-cell table:style-name="ce7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6141326770575" calcext:value-type="float">
            <text:p>1,061413267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07967046736803" calcext:value-type="float">
            <text:p>1,079670467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05873107832421" calcext:value-type="float">
            <text:p>1,05873107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2694214192037" calcext:value-type="float">
            <text:p>1,026942141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01980680438805" calcext:value-type="float">
            <text:p>1,01980680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1563068735105" calcext:value-type="float">
            <text:p>1,015630687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5395212461299" calcext:value-type="float">
            <text:p>1,05395212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81851836335" calcext:value-type="float">
            <text:p>1,028185183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5874703479435" calcext:value-type="float">
            <text:p>1,058747034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812192369828" calcext:value-type="float">
            <text:p>1,0812192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7" table:formula="of:=SUM([.A2:.A11])/COUNT([.A2:.A11])" office:value-type="float" office:value="1.04842980270811" calcext:value-type="float">
            <text:p>1,0484298027</text:p>
          </table:table-cell>
          <table:table-cell table:style-name="ce7" table:formula="of:=SUM([.B2:.B11])/COUNT([.B2:.B11])" office:value-type="float" office:value="153.8" calcext:value-type="float">
            <text:p>15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J" table:style-name="ta1">
        <table:table-column table:style-name="co2" table:default-cell-style-name="ce8"/>
        <table:table-column table:style-name="co4" table:default-cell-style-name="ce8"/>
        <table:table-column table:style-name="co2" table:default-cell-style-name="Default"/>
        <table:table-row table:style-name="ro1">
          <table:table-cell table:style-name="ce7" office:value-type="string" calcext:value-type="string">
            <text:p>Fitness</text:p>
          </table:table-cell>
          <table:table-cell table:style-name="ce7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37890651059" calcext:value-type="float">
            <text:p>1,013378906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0.651165613553022" calcext:value-type="float">
            <text:p>0,651165613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0.21114493550708" calcext:value-type="float">
            <text:p>0,2111449355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0.998293748045215" calcext:value-type="float">
            <text:p>0,998293748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532569093417835" calcext:value-type="float">
            <text:p>0,5325690934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0.877369992956096" calcext:value-type="float">
            <text:p>0,87736999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773649214406263" calcext:value-type="float">
            <text:p>0,773649214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0.176457325686104" calcext:value-type="float">
            <text:p>0,17645732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0.517442460850789" calcext:value-type="float">
            <text:p>0,5174424609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0.89533651668079" calcext:value-type="float">
            <text:p>0,895336516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7" table:formula="of:=SUM([.A2:.A11])/COUNT([.A2:.A11])" office:value-type="float" office:value="0.664680780761379" calcext:value-type="float">
            <text:p>0,6646807808</text:p>
          </table:table-cell>
          <table:table-cell table:style-name="ce7" table:formula="of:=SUM([.B2:.B11])/COUNT([.B2:.B11])" office:value-type="float" office:value="637.6" calcext:value-type="float">
            <text:p>637,6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K" table:style-name="ta1">
        <table:table-column table:style-name="co2" table:default-cell-style-name="ce8"/>
        <table:table-column table:style-name="co4" table:default-cell-style-name="ce8"/>
        <table:table-column table:style-name="co2" table:default-cell-style-name="Default"/>
        <table:table-row table:style-name="ro1">
          <table:table-cell table:style-name="ce7" office:value-type="string" calcext:value-type="string">
            <text:p>Fitness</text:p>
          </table:table-cell>
          <table:table-cell table:style-name="ce7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996469705287428" calcext:value-type="float">
            <text:p>0,996469705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.01470679673497" calcext:value-type="float">
            <text:p>1,01470679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0.877172988199519" calcext:value-type="float">
            <text:p>0,8771729882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.00392635555854" calcext:value-type="float">
            <text:p>1,0039263556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955472725030707" calcext:value-type="float">
            <text:p>0,955472725</text:p>
          </table:table-cell>
          <table:table-cell table:style-name="ce7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0.98081602098248" calcext:value-type="float">
            <text:p>0,98081602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.00900525992238" calcext:value-type="float">
            <text:p>1,0090052599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0.988535392977351" calcext:value-type="float">
            <text:p>0,988535393</text:p>
          </table:table-cell>
          <table:table-cell table:style-name="ce7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965257219242414" calcext:value-type="float">
            <text:p>0,965257219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.01483296341156" calcext:value-type="float">
            <text:p>1,0148329634</text:p>
          </table:table-cell>
          <table:table-cell table:style-name="ce7" office:value-type="float" office:value="812" calcext:value-type="float">
            <text:p>812</text:p>
          </table:table-cell>
          <table:table-cell/>
        </table:table-row>
        <table:table-row table:style-name="ro1">
          <table:table-cell table:style-name="ce7" table:formula="of:=SUM([.A2:.A11])/COUNT([.A2:.A11])" office:value-type="float" office:value="0.980619542734735" calcext:value-type="float">
            <text:p>0,9806195427</text:p>
          </table:table-cell>
          <table:table-cell table:style-name="ce7" table:formula="of:=SUM([.B2:.B11])/COUNT([.B2:.B11])" office:value-type="float" office:value="923.8" calcext:value-type="float">
            <text:p>92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L" table:style-name="ta1">
        <table:table-column table:style-name="co2" table:default-cell-style-name="ce8"/>
        <table:table-column table:style-name="co4" table:default-cell-style-name="ce8"/>
        <table:table-column table:style-name="co2" table:default-cell-style-name="Default"/>
        <table:table-row table:style-name="ro1">
          <table:table-cell table:style-name="ce7" office:value-type="string" calcext:value-type="string">
            <text:p>Fitness</text:p>
          </table:table-cell>
          <table:table-cell table:style-name="ce7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108975770059906" calcext:value-type="float">
            <text:p>0,10897577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0.168354369268594" calcext:value-type="float">
            <text:p>0,168354369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0.173485737656311" calcext:value-type="float">
            <text:p>0,173485737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0.158789978744219" calcext:value-type="float">
            <text:p>0,158789978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241668920098735" calcext:value-type="float">
            <text:p>0,24166892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0.50208897101055" calcext:value-type="float">
            <text:p>0,50208897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7180422439114" calcext:value-type="float">
            <text:p>0,71804224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38370528168557" calcext:value-type="float">
            <text:p>0,38370528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275740360280113" calcext:value-type="float">
            <text:p>0,275740360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423480476487072" calcext:value-type="float">
            <text:p>0,4234804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7" table:formula="of:=SUM([.A2:.A11])/COUNT([.A2:.A11])" office:value-type="float" office:value="0.315433210920247" calcext:value-type="float">
            <text:p>0,3154332109</text:p>
          </table:table-cell>
          <table:table-cell table:style-name="ce7" table:formula="of:=SUM([.B2:.B11])/COUNT([.B2:.B11])" office:value-type="float" office:value="228.5" calcext:value-type="float">
            <text:p>228,5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M" table:style-name="ta1">
        <table:table-column table:style-name="co2" table:default-cell-style-name="ce8"/>
        <table:table-column table:style-name="co4" table:default-cell-style-name="ce8"/>
        <table:table-column table:style-name="co2" table:default-cell-style-name="Default"/>
        <table:table-row table:style-name="ro1">
          <table:table-cell table:style-name="ce7" office:value-type="string" calcext:value-type="string">
            <text:p>Fitness</text:p>
          </table:table-cell>
          <table:table-cell table:style-name="ce7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835974227155" calcext:value-type="float">
            <text:p>1,018359742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434608714900501" calcext:value-type="float">
            <text:p>0,434608714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0099815545593" calcext:value-type="float">
            <text:p>1,00998155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87200838552832" calcext:value-type="float">
            <text:p>0,987200838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1383340994537" calcext:value-type="float">
            <text:p>1,0138334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2486109290609" calcext:value-type="float">
            <text:p>1,024861092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.00176060818853" calcext:value-type="float">
            <text:p>1,00176060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.00907249349674" calcext:value-type="float">
            <text:p>1,009072493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91750471810115" calcext:value-type="float">
            <text:p>0,991750471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07104463886" calcext:value-type="float">
            <text:p>1,007104463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7" table:formula="of:=SUM([.A2:.A11])/COUNT([.A2:.A11])" office:value-type="float" office:value="0.949853339051704" calcext:value-type="float">
            <text:p>0,9498533391</text:p>
          </table:table-cell>
          <table:table-cell table:style-name="ce7" table:formula="of:=SUM([.B2:.B11])/COUNT([.B2:.B11])" office:value-type="float" office:value="171.8" calcext:value-type="float">
            <text:p>171,8</text:p>
          </table:table-cell>
          <table:table-cell office:value-type="string" calcext:value-type="string">
            <text:p>Mittelwe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10:00:20.5745851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5.1.4.2$Linux_X86_64 LibreOffice_project/10m0$Build-2</meta:generator>
    <dc:date>2016-11-11T10:17:40.043950540</dc:date>
    <meta:editing-duration>PT1H31M47S</meta:editing-duration>
    <meta:editing-cycles>31</meta:editing-cycles>
    <meta:document-statistic meta:table-count="7" meta:cell-count="307" meta:object-count="0"/>
  </office:meta>
</office:document-meta>
</file>